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1678499F19F.png"/>
  <manifest:file-entry manifest:media-type="image/png" manifest:full-path="Pictures/100002010000012C000000FAF90723C1.png"/>
  <manifest:file-entry manifest:media-type="image/png" manifest:full-path="Pictures/100002010000012C000000D9BE8B2286.png"/>
  <manifest:file-entry manifest:media-type="image/png" manifest:full-path="Pictures/100002010000012C000001A88E459418.png"/>
  <manifest:file-entry manifest:media-type="image/png" manifest:full-path="Pictures/100002010000012C000000A422FDF4B5.png"/>
  <manifest:file-entry manifest:media-type="image/png" manifest:full-path="Pictures/100002010000012C000000F7D718D173.png"/>
  <manifest:file-entry manifest:media-type="image/png" manifest:full-path="Pictures/100002010000012C000000E8CB147C33.png"/>
  <manifest:file-entry manifest:media-type="image/png" manifest:full-path="Pictures/100002010000012C0000020C4F6C0E7B.png"/>
  <manifest:file-entry manifest:media-type="" manifest:full-path="Pictures/2000001600000C4C00000B9BA70364EC.svm"/>
  <manifest:file-entry manifest:media-type="image/png" manifest:full-path="Pictures/100002010000012C000001091F1646CB.png"/>
  <manifest:file-entry manifest:media-type="" manifest:full-path="Pictures/2000001400000DD600000C044196BC06.svm"/>
  <manifest:file-entry manifest:media-type="image/png" manifest:full-path="Pictures/100002010000012C0000016689DE3C26.png"/>
  <manifest:file-entry manifest:media-type="image/png" manifest:full-path="Pictures/100002010000012C0000010540445097.png"/>
  <manifest:file-entry manifest:media-type="image/png" manifest:full-path="Pictures/100002010000012C000001031A020891.png"/>
  <manifest:file-entry manifest:media-type="image/png" manifest:full-path="Pictures/100002010000012C00000102A4B11F10.png"/>
  <manifest:file-entry manifest:media-type="image/png" manifest:full-path="Pictures/100002010000012C00000114EDD08BF9.png"/>
  <manifest:file-entry manifest:media-type="image/png" manifest:full-path="Pictures/100002010000012C000000C7AEA75F66.png"/>
  <manifest:file-entry manifest:media-type="image/png" manifest:full-path="Pictures/100002010000012C00000144366CF45A.png"/>
  <manifest:file-entry manifest:media-type="image/png" manifest:full-path="Pictures/100002010000012C0000011595F49254.png"/>
  <manifest:file-entry manifest:media-type="" manifest:full-path="Pictures/TablePreview1.svm"/>
  <manifest:file-entry manifest:media-type="image/png" manifest:full-path="Pictures/100002010000012C00000108FDAA6AFC.png"/>
  <manifest:file-entry manifest:media-type="image/png" manifest:full-path="Pictures/100002010000012C000002054ECF5A81.png"/>
  <manifest:file-entry manifest:media-type="image/png" manifest:full-path="Pictures/100002010000012C000001A876B717CB.png"/>
  <manifest:file-entry manifest:media-type="image/png" manifest:full-path="Pictures/100002010000012C000000D439C36A22.png"/>
  <manifest:file-entry manifest:media-type="image/png" manifest:full-path="Pictures/100002010000012C000000E7F6118CC5.png"/>
  <manifest:file-entry manifest:media-type="image/png" manifest:full-path="Pictures/100002010000012C000000B77B9A7639.png"/>
  <manifest:file-entry manifest:media-type="image/png" manifest:full-path="Pictures/100002010000012C000001ED29A09FCC.png"/>
  <manifest:file-entry manifest:media-type="image/png" manifest:full-path="Pictures/1000020100000190000000EEF1F15C7D.png"/>
  <manifest:file-entry manifest:media-type="image/png" manifest:full-path="Pictures/100002010000012C0000015109C1BCA9.png"/>
  <manifest:file-entry manifest:media-type="image/png" manifest:full-path="Pictures/100002010000012C000001448BEFEC0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4.74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881cm, -0.318cm, 2.595cm, -0.228cm)" draw:image-opacity="100%" style:mirror="none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2.395cm"/>
    </style:style>
    <style:style style:name="gr15" style:family="graphic" style:parent-style-name="standard">
      <style:graphic-properties draw:stroke="none" svg:stroke-color="#000000" draw:fill="none" draw:fill-color="#ffffff" fo:min-height="2.044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4cm"/>
    </style:style>
    <style:style style:name="gr18" style:family="graphic" style:parent-style-name="standard">
      <style:graphic-properties draw:stroke="none" svg:stroke-color="#000000" draw:fill="none" draw:fill-color="#ffffff" fo:min-height="2.362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119cm" style:use-optimal-column-width="false"/>
    </style:style>
    <style:style style:name="co2" style:family="table-column">
      <style:table-column-properties style:column-width="15.268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1.42pt solid #000000" fo:border-right="0.28pt solid #000000" fo:border-top="1.42pt solid #000000" fo:border-bottom="1.42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border-left="0.28pt solid #000000" fo:border-right="1.42pt solid #000000" fo:border-top="1.42pt solid #000000" fo:border-bottom="1.42pt solid #000000"/>
      <style:text-properties fo:font-size="12pt" fo:font-style="italic" style:font-size-asian="12pt" style:font-style-asian="italic" style:font-size-complex="12pt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10pt" style:font-size-asian="110pt" style:font-size-complex="110pt"/>
    </style:style>
    <style:style style:name="P7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8" style:family="paragraph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1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89.0999984741211pt" style:font-size-asian="89.0999984741211pt" style:font-size-complex="89.0999984741211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font-family="Flow" style:font-pitch="variable" fo:font-size="96pt" fo:font-weight="bold" style:font-size-asian="96pt" style:font-weight-asian="bold" style:font-size-complex="96pt" style:font-weight-complex="bold"/>
    </style:style>
    <style:style style:name="T13" style:family="text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5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perdus</text:span><text:span text:style-name="T2"> <text:s/>niveau 4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perdus ». 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6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3.809cm" svg:height="2.081cm" svg:x="-19.72cm" svg:y="9.424cm">
          <draw:image xlink:href="Pictures/100002010000012C000000A422FDF4B5.png" xlink:type="simple" xlink:show="embed" xlink:actuate="onLoad">
            <text:p/>
          </draw:image>
        </draw:frame>
        <draw:frame draw:style-name="gr4" draw:text-style-name="P4" draw:layer="layout" svg:width="5.079cm" svg:height="3.021cm" svg:x="-19.356cm" svg:y="12.835cm">
          <draw:image xlink:href="Pictures/1000020100000190000000EEF1F15C7D.png" xlink:type="simple" xlink:show="embed" xlink:actuate="onLoad">
            <text:p/>
          </draw:image>
        </draw:frame>
        <draw:frame draw:style-name="gr4" draw:text-style-name="P4" draw:layer="layout" svg:width="3.809cm" svg:height="2.932cm" svg:x="-16.134cm" svg:y="19.642cm">
          <draw:image xlink:href="Pictures/100002010000012C000000E7F6118CC5.png" xlink:type="simple" xlink:show="embed" xlink:actuate="onLoad">
            <text:p/>
          </draw:image>
        </draw:frame>
        <draw:frame draw:style-name="gr4" draw:text-style-name="P4" draw:layer="layout" svg:width="3.809cm" svg:height="3.275cm" svg:x="32.608cm" svg:y="-6.048cm">
          <draw:image xlink:href="Pictures/100002010000012C00000102A4B11F10.png" xlink:type="simple" xlink:show="embed" xlink:actuate="onLoad">
            <text:p/>
          </draw:image>
        </draw:frame>
        <draw:frame draw:style-name="gr4" draw:text-style-name="P4" draw:layer="layout" svg:width="3.809cm" svg:height="3.135cm" svg:x="37.194cm" svg:y="-4.978cm">
          <draw:image xlink:href="Pictures/100002010000012C000000F7D718D173.png" xlink:type="simple" xlink:show="embed" xlink:actuate="onLoad">
            <text:p/>
          </draw:image>
        </draw:frame>
        <draw:frame draw:style-name="gr4" draw:text-style-name="P4" draw:layer="layout" svg:width="3.809cm" svg:height="4.278cm" svg:x="-25.482cm" svg:y="2.917cm">
          <draw:image xlink:href="Pictures/100002010000012C0000015109C1BCA9.png" xlink:type="simple" xlink:show="embed" xlink:actuate="onLoad">
            <text:p/>
          </draw:image>
        </draw:frame>
        <draw:frame draw:style-name="gr4" draw:text-style-name="P4" draw:layer="layout" svg:width="3.809cm" svg:height="4.558cm" svg:x="39.135cm" svg:y="-2.808cm">
          <draw:image xlink:href="Pictures/100002010000012C000001678499F19F.png" xlink:type="simple" xlink:show="embed" xlink:actuate="onLoad">
            <text:p/>
          </draw:image>
        </draw:frame>
        <draw:frame draw:style-name="gr4" draw:text-style-name="P4" draw:layer="layout" svg:width="3.809cm" svg:height="3.364cm" svg:x="12.265cm" svg:y="-13.029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3.809cm" svg:height="3.504cm" svg:x="-24.718cm" svg:y="-12.74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3.809cm" svg:height="5.383cm" svg:x="-8.196cm" svg:y="-13.863cm">
          <draw:image xlink:href="Pictures/100002010000012C000001A876B717CB.png" xlink:type="simple" xlink:show="embed" xlink:actuate="onLoad">
            <text:p/>
          </draw:image>
        </draw:frame>
        <draw:frame draw:style-name="gr4" draw:text-style-name="P4" draw:layer="layout" svg:width="3.809cm" svg:height="4.113cm" svg:x="-26.364cm" svg:y="17.464cm">
          <draw:image xlink:href="Pictures/100002010000012C000001448BEFEC06.png" xlink:type="simple" xlink:show="embed" xlink:actuate="onLoad">
            <text:p/>
          </draw:image>
        </draw:frame>
        <draw:frame draw:style-name="gr4" draw:text-style-name="P4" draw:layer="layout" svg:width="3.809cm" svg:height="2.323cm" svg:x="34.255cm" svg:y="-12.156cm">
          <draw:image xlink:href="Pictures/100002010000012C000000B77B9A7639.png" xlink:type="simple" xlink:show="embed" xlink:actuate="onLoad">
            <text:p/>
          </draw:image>
        </draw:frame>
        <draw:frame draw:style-name="gr4" draw:text-style-name="P4" draw:layer="layout" svg:width="3.809cm" svg:height="3.288cm" svg:x="24.965cm" svg:y="-13.638cm">
          <draw:image xlink:href="Pictures/100002010000012C000001031A020891.png" xlink:type="simple" xlink:show="embed" xlink:actuate="onLoad">
            <text:p/>
          </draw:image>
        </draw:frame>
        <draw:frame draw:style-name="gr4" draw:text-style-name="P4" draw:layer="layout" svg:width="3.809cm" svg:height="5.383cm" svg:x="37.841cm" svg:y="-14.451cm">
          <draw:image xlink:href="Pictures/100002010000012C000001A88E459418.png" xlink:type="simple" xlink:show="embed" xlink:actuate="onLoad">
            <text:p/>
          </draw:image>
        </draw:frame>
        <draw:frame draw:style-name="gr4" draw:text-style-name="P4" draw:layer="layout" svg:width="3.809cm" svg:height="2.945cm" svg:x="-14.429cm" svg:y="-14.173cm">
          <draw:image xlink:href="Pictures/100002010000012C000000E8CB147C33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5" draw:text-style-name="P6" draw:layer="layout" svg:width="19cm" svg:height="7.644cm" svg:x="1cm" svg:y="1.202cm">
          <draw:text-box>
            <text:p text:style-name="P5"><text:span text:style-name="T8">Mots Perdus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9">Niveau : 4</text:span> </text:p>
          </draw:text-box>
        </draw:frame>
        <draw:rect draw:style-name="gr7" draw:text-style-name="P7" draw:layer="layout" svg:width="6.687cm" svg:height="3.6cm" svg:x="1cm" svg:y="8.627cm">
          <text:p text:style-name="P5"><text:span text:style-name="T10">Atelier</text:span><text:span text:style-name="T11"> </text:span></text:p>
          <text:p text:style-name="P5"><text:span text:style-name="T10">français</text:span><text:span text:style-name="T11"> </text:span></text:p>
        </draw:rect>
        <draw:frame draw:style-name="gr4" draw:text-style-name="P4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4" draw:layer="layout" svg:width="2.441cm" svg:height="1.967cm" svg:x="17.559cm" svg:y="26.733cm">
          <text:p/>
        </draw:rect>
        <draw:g>
          <draw:custom-shape draw:style-name="gr9" draw:text-style-name="P4" draw:layer="layout" svg:width="5.949cm" svg:height="1.851cm" svg:x="12.859cm" svg:y="16.07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2.975cm" svg:height="4.994cm" svg:x="14.246cm" svg:y="14.721cm">
            <draw:text-box>
              <text:p><text:span text:style-name="T12">?</text:span></text:p>
            </draw:text-box>
          </draw:frame>
        </draw:g>
        <draw:g>
          <draw:frame draw:style-name="gr4" draw:text-style-name="P4" draw:layer="layout" svg:width="4.625cm" svg:height="4.068cm" draw:transform="rotate (-0.0225147473507275) translate (2.227cm 24.329cm)">
            <draw:image xlink:href="Pictures/100002010000012C00000108FDAA6AFC.png" xlink:type="simple" xlink:show="embed" xlink:actuate="onLoad">
              <text:p/>
            </draw:image>
          </draw:frame>
          <draw:frame draw:style-name="gr11" draw:text-style-name="P4" draw:layer="layout" svg:width="3.821cm" svg:height="2.31cm" draw:transform="rotate (-0.335452282233311) translate (3.863cm 22.885cm)">
            <draw:image xlink:href="Pictures/2000001600000C4C00000B9BA70364EC.svm" xlink:type="simple" xlink:show="embed" xlink:actuate="onLoad">
              <text:p/>
            </draw:image>
          </draw:frame>
          <draw:frame draw:style-name="gr12" draw:text-style-name="P4" draw:layer="layout" svg:width="4.963cm" svg:height="1.652cm" draw:transform="rotate (-0.335452282233311) translate (1.951cm 22.885cm)">
            <draw:image xlink:href="Pictures/2000001400000DD600000C044196BC06.svm" xlink:type="simple" xlink:show="embed" xlink:actuate="onLoad">
              <text:p/>
            </draw:image>
          </draw:frame>
        </draw:g>
        <draw:frame draw:style-name="gr4" draw:text-style-name="P4" draw:layer="layout" svg:width="14.587cm" svg:height="10.306cm" svg:x="3.103cm" svg:y="15.773cm">
          <draw:image xlink:href="Pictures/100002010000012C000000D439C36A22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7.258cm" svg:y="1.60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6.902cm" svg:y="0.773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594cm" svg:y="0.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286cm" svg:y="0.8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7.259cm" svg:y="1.60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6.903cm" svg:y="0.773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595cm" svg:y="0.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287cm" svg:y="0.8cm">
              <draw:text-box>
                <text:p><text:span text:style-name="T13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1.196cm" svg:y="23.618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0.84cm" svg:y="22.782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532cm" svg:y="22.809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2.224cm" svg:y="22.809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1.197cm" svg:y="23.618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0.841cm" svg:y="22.782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533cm" svg:y="22.809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2.225cm" svg:y="22.809cm">
              <draw:text-box>
                <text:p><text:span text:style-name="T13">?</text:span></text:p>
              </draw:text-box>
            </draw:frame>
          </draw:g>
        </draw:g>
        <draw:frame draw:style-name="gr4" draw:text-style-name="P4" draw:layer="layout" svg:width="3.809cm" svg:height="3.313cm" svg:x="-18.859cm" svg:y="21.661cm">
          <draw:image xlink:href="Pictures/100002010000012C0000010540445097.png" xlink:type="simple" xlink:show="embed" xlink:actuate="onLoad">
            <text:p/>
          </draw:image>
        </draw:frame>
        <draw:frame draw:style-name="gr4" draw:text-style-name="P4" draw:layer="layout" svg:width="3.809cm" svg:height="3.364cm" svg:x="-7.733cm" svg:y="23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9.511cm" svg:height="11.348cm" svg:x="1.287cm" svg:y="2.993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4" draw:layer="layout" svg:width="7.524cm" svg:height="13.142cm" svg:x="12.294cm" svg:y="15.211cm">
          <draw:image xlink:href="Pictures/100002010000012C0000020C4F6C0E7B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3.825cm" svg:y="1.836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3.469cm" svg:y="1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9.161cm" svg:y="1.027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4.853cm" svg:y="1.027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3.826cm" svg:y="1.836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3.47cm" svg:y="1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9.162cm" svg:y="1.027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4.854cm" svg:y="1.027cm">
              <draw:text-box>
                <text:p><text:span text:style-name="T13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7.546cm" svg:y="19.36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7.19cm" svg:y="18.52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882cm" svg:y="18.55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574cm" svg:y="18.555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7.547cm" svg:y="19.36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7.191cm" svg:y="18.52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883cm" svg:y="18.55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575cm" svg:y="18.555cm">
              <draw:text-box>
                <text:p><text:span text:style-name="T13">?</text:span></text:p>
              </draw:text-box>
            </draw:frame>
          </draw:g>
        </draw:g>
        <draw:frame draw:style-name="gr4" draw:text-style-name="P4" draw:layer="layout" svg:width="14.557cm" svg:height="10.525cm" svg:x="3.391cm" svg:y="4.048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4" draw:layer="layout" svg:width="8.046cm" svg:height="13.223cm" svg:x="1.286cm" svg:y="15.226cm">
          <draw:image xlink:href="Pictures/100002010000012C000001ED29A09FCC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1cm" svg:y="3.28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0.644cm" svg:y="2.453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336cm" svg:y="2.4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2.028cm" svg:y="2.48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1.001cm" svg:y="3.28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0.645cm" svg:y="2.453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337cm" svg:y="2.4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2.029cm" svg:y="2.48cm">
              <draw:text-box>
                <text:p><text:span text:style-name="T13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1.468cm" svg:y="16.75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1.112cm" svg:y="15.91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804cm" svg:y="15.94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2.496cm" svg:y="15.945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1.469cm" svg:y="16.75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1.113cm" svg:y="15.91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805cm" svg:y="15.94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2.497cm" svg:y="15.945cm">
              <draw:text-box>
                <text:p><text:span text:style-name="T13">?</text:span></text:p>
              </draw:text-box>
            </draw:frame>
          </draw:g>
        </draw:g>
        <draw:frame draw:style-name="gr4" draw:text-style-name="P4" draw:layer="layout" svg:width="12.125cm" svg:height="13.093cm" svg:x="7.658cm" svg:y="1.281cm">
          <draw:image xlink:href="Pictures/100002010000012C00000144366CF45A.png" xlink:type="simple" xlink:show="embed" xlink:actuate="onLoad">
            <text:p/>
          </draw:image>
        </draw:frame>
        <draw:frame draw:style-name="gr4" draw:text-style-name="P4" draw:layer="layout" svg:width="15.208cm" svg:height="10.086cm" svg:x="4.386cm" svg:y="18.127cm">
          <draw:image xlink:href="Pictures/100002010000012C000000C7AEA75F66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6.33cm" svg:y="12.58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5.974cm" svg:y="11.74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1.666cm" svg:y="11.77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7.358cm" svg:y="11.775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6.331cm" svg:y="12.58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5.975cm" svg:y="11.74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1.667cm" svg:y="11.77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7.359cm" svg:y="11.775cm">
              <draw:text-box>
                <text:p><text:span text:style-name="T13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5.83cm" svg:y="26.801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5.474cm" svg:y="25.96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1.166cm" svg:y="25.992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858cm" svg:y="25.992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5.831cm" svg:y="26.801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5.475cm" svg:y="25.96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1.167cm" svg:y="25.992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859cm" svg:y="25.992cm">
              <draw:text-box>
                <text:p><text:span text:style-name="T13">?</text:span></text:p>
              </draw:text-box>
            </draw:frame>
          </draw:g>
        </draw:g>
        <draw:frame draw:style-name="gr4" draw:text-style-name="P4" draw:layer="layout" svg:width="12.129cm" svg:height="11.196cm" svg:x="4.362cm" svg:y="1.388cm">
          <draw:image xlink:href="Pictures/100002010000012C0000011595F49254.png" xlink:type="simple" xlink:show="embed" xlink:actuate="onLoad">
            <text:p/>
          </draw:image>
        </draw:frame>
        <draw:frame draw:style-name="gr4" draw:text-style-name="P4" draw:layer="layout" svg:width="10.699cm" svg:height="9.843cm" svg:x="3.915cm" svg:y="15.793cm">
          <draw:image xlink:href="Pictures/100002010000012C00000114EDD08BF9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1.252cm" svg:y="11.03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0.896cm" svg:y="10.19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588cm" svg:y="10.22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2.28cm" svg:y="10.225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1.253cm" svg:y="11.03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0.897cm" svg:y="10.19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6.589cm" svg:y="10.22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2.281cm" svg:y="10.225cm">
              <draw:text-box>
                <text:p><text:span text:style-name="T13">?</text:span></text:p>
              </draw:text-box>
            </draw:frame>
          </draw:g>
        </draw:g>
        <draw:g>
          <draw:g>
            <draw:custom-shape draw:style-name="gr9" draw:text-style-name="P4" draw:layer="layout" svg:width="12.453cm" svg:height="1.14cm" svg:x="7.546cm" svg:y="22.83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7.19cm" svg:y="21.996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882cm" svg:y="22.023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574cm" svg:y="22.023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7.547cm" svg:y="22.83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7.191cm" svg:y="21.996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883cm" svg:y="22.023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575cm" svg:y="22.023cm">
              <draw:text-box>
                <text:p><text:span text:style-name="T13">?</text:span></text:p>
              </draw:text-box>
            </draw:frame>
          </draw:g>
        </draw:g>
        <draw:frame draw:style-name="gr4" draw:text-style-name="P4" draw:layer="layout" svg:width="7.672cm" svg:height="13.221cm" svg:x="1.302cm" svg:y="15.234cm">
          <draw:image xlink:href="Pictures/100002010000012C000002054ECF5A81.png" xlink:type="simple" xlink:show="embed" xlink:actuate="onLoad">
            <text:p/>
          </draw:image>
        </draw:frame>
        <draw:frame draw:style-name="gr4" draw:text-style-name="P4" draw:layer="layout" svg:width="12.036cm" svg:height="12.997cm" svg:x="7.864cm" svg:y="1.18cm">
          <draw:image xlink:href="Pictures/100002010000012C000001448BEFEC06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frame draw:style-name="gr15" draw:text-style-name="P9" draw:layer="layout" svg:width="7.532cm" svg:height="2.294cm" svg:x="0.974cm" svg:y="1.343cm">
          <draw:text-box>
            <text:p text:style-name="P1"><text:span text:style-name="T14"><text:s text:c="12"/></text:span></text:p>
          </draw:text-box>
        </draw:frame>
        <draw:rect draw:style-name="gr16" draw:text-style-name="P4" draw:layer="layout" svg:width="7.982cm" svg:height="0.837cm" svg:x="0.897cm" svg:y="2.902cm">
          <text:p/>
        </draw:rect>
        <draw:frame draw:style-name="gr17" draw:text-style-name="P10" draw:layer="layout" svg:width="9.642cm" svg:height="1.75cm" svg:x="8.506cm" svg:y="1.89cm">
          <draw:text-box>
            <text:p text:style-name="P1"><text:span text:style-name="T2">Mots <text:s text:c="7"/>perdus</text:span></text:p>
          </draw:text-box>
        </draw:frame>
        <draw:frame draw:style-name="gr18" draw:text-style-name="P11" draw:layer="layout" svg:width="2.301cm" svg:height="4.679cm" svg:x="18.368cm" svg:y="0.074cm">
          <draw:text-box>
            <text:p text:style-name="P1"><text:span text:style-name="T15">4</text:span></text:p>
          </draw:text-box>
        </draw:frame>
        <draw:rect draw:style-name="gr19" draw:text-style-name="P4" draw:layer="layout" svg:width="1.852cm" svg:height="2.229cm" svg:x="18.148cm" svg:y="1.001cm">
          <text:p/>
        </draw:rect>
        <draw:frame draw:style-name="standard" draw:layer="layout" svg:width="18.38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9" draw:text-style-name="P4" draw:layer="layout" svg:width="2.686cm" svg:height="0.836cm" svg:x="11.539cm" svg:y="2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19cm" svg:height="2.062cm" svg:x="11.539cm" svg:y="1.099cm">
          <draw:image xlink:href="Pictures/100002010000012C000000D439C36A22.png" xlink:type="simple" xlink:show="embed" xlink:actuate="onLoad">
            <text:p/>
          </draw:image>
        </draw:frame>
        <draw:frame draw:style-name="gr4" draw:text-style-name="P4" draw:layer="layout" svg:width="1.499cm" svg:height="2.582cm" svg:x="2.119cm" svg:y="25.711cm">
          <draw:image xlink:href="Pictures/100002010000012C000002054ECF5A81.png" xlink:type="simple" xlink:show="embed" xlink:actuate="onLoad">
            <text:p/>
          </draw:image>
        </draw:frame>
        <draw:frame draw:style-name="gr4" draw:text-style-name="P4" draw:layer="layout" svg:width="1.994cm" svg:height="2.154cm" svg:x="1.836cm" svg:y="23.343cm">
          <draw:image xlink:href="Pictures/100002010000012C000001448BEFEC06.png" xlink:type="simple" xlink:show="embed" xlink:actuate="onLoad">
            <text:p/>
          </draw:image>
        </draw:frame>
        <draw:frame draw:style-name="gr4" draw:text-style-name="P4" draw:layer="layout" svg:width="2.288cm" svg:height="2.112cm" svg:x="1.869cm" svg:y="18.624cm">
          <draw:image xlink:href="Pictures/100002010000012C0000011595F49254.png" xlink:type="simple" xlink:show="embed" xlink:actuate="onLoad">
            <text:p/>
          </draw:image>
        </draw:frame>
        <draw:frame draw:style-name="gr4" draw:text-style-name="P4" draw:layer="layout" svg:width="2.306cm" svg:height="2.121cm" svg:x="1.856cm" svg:y="20.97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2.006cm" svg:height="2.165cm" svg:x="1.714cm" svg:y="13.83cm">
          <draw:image xlink:href="Pictures/100002010000012C00000144366CF45A.png" xlink:type="simple" xlink:show="embed" xlink:actuate="onLoad">
            <text:p/>
          </draw:image>
        </draw:frame>
        <draw:frame draw:style-name="gr4" draw:text-style-name="P4" draw:layer="layout" svg:width="2.809cm" svg:height="1.863cm" svg:x="1.526cm" svg:y="16.381cm">
          <draw:image xlink:href="Pictures/100002010000012C000000C7AEA75F66.png" xlink:type="simple" xlink:show="embed" xlink:actuate="onLoad">
            <text:p/>
          </draw:image>
        </draw:frame>
        <draw:frame draw:style-name="gr4" draw:text-style-name="P4" draw:layer="layout" svg:width="2.842cm" svg:height="2.056cm" svg:x="1.473cm" svg:y="9.127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4" draw:layer="layout" svg:width="1.288cm" svg:height="2.116cm" svg:x="2.173cm" svg:y="11.473cm">
          <draw:image xlink:href="Pictures/100002010000012C000001ED29A09FCC.png" xlink:type="simple" xlink:show="embed" xlink:actuate="onLoad">
            <text:p/>
          </draw:image>
        </draw:frame>
        <draw:frame draw:style-name="gr4" draw:text-style-name="P4" draw:layer="layout" svg:width="1.847cm" svg:height="2.205cm" svg:x="1.997cm" svg:y="4.31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4" draw:layer="layout" svg:width="1.263cm" svg:height="2.205cm" svg:x="2.186cm" svg:y="6.693cm">
          <draw:image xlink:href="Pictures/100002010000012C0000020C4F6C0E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0:48:00</dc:date>
    <meta:editing-cycles>102</meta:editing-cycles>
    <meta:editing-duration>PT15H36M12S</meta:editing-duration>
    <meta:print-date>2011-01-03T11:56:38</meta:print-date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08cm" fo:margin-left="0.081cm" fo:margin-right="0.67cm" table:align="margins"/>
    </style:style>
    <style:style style:name="Tableau1.A" style:family="table-column">
      <style:table-column-properties style:column-width="2.81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1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officeooo:rsid="000a695f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float" office:value="2004">
            <text:p text:style-name="P2">2004</text:p>
          </table:table-cell>
          <table:table-cell table:style-name="Tableau1.B2" office:value-type="string">
            <text:p text:style-name="P2">1.00</text:p>
          </table:table-cell>
          <table:table-cell table:style-name="Tableau1.B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B2" office:value-type="string">
            <text:p text:style-name="P2">0<text:span text:style-name="T1">3/01/11</text:span></text:p>
          </table:table-cell>
          <table:table-cell table:style-name="Tableau1.B2" office:value-type="string">
            <text:p text:style-name="P2">1,10</text:p>
          </table:table-cell>
          <table:table-cell table:style-name="Tableau1.B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